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style:use-window-font-color="true" style:font-name="Times New Roman" fo:font-size="11pt" style:font-size-asian="11pt" style:font-size-complex="11pt"/>
    </style:style>
    <style:style style:name="P15" style:family="paragraph" style:parent-style-name="Text_20_body">
      <style:paragraph-properties fo:margin-left="0mm" fo:margin-right="0mm" fo:text-indent="10mm" style:auto-text-indent="false"/>
    </style:style>
    <style:style style:name="P16"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Text_20_body" style:list-style-name="">
      <style:paragraph-properties fo:text-align="center" style:justify-single-word="false"/>
    </style:style>
    <style:style style:name="P19"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20"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21"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22" style:family="paragraph" style:parent-style-name="Text_20_body">
      <style:text-properties fo:font-variant="normal" fo:text-transform="none" style:use-window-font-color="true" style:text-line-through-style="none" style:font-name="Times New Roman" fo:font-size="11pt" fo:letter-spacing="normal" fo:font-style="normal" style:text-underline-style="solid" style:text-underline-width="auto" style:text-underline-color="font-color" fo:font-weight="normal" style:text-blinking="false" style:font-size-asian="11pt" style:font-size-complex="11pt"/>
    </style:style>
    <style:style style:name="P23" style:family="paragraph" style:parent-style-name="Text_20_body">
      <style:text-properties style:text-underline-style="solid" style:text-underline-width="auto" style:text-underline-color="font-color"/>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Contents_20_1">
      <style:text-properties style:text-underline-style="none"/>
    </style:style>
    <style:style style:name="P29" style:family="paragraph" style:parent-style-name="Contents_20_1" style:list-style-name="">
      <style:text-properties style:text-underline-style="none"/>
    </style:style>
    <style:style style:name="P30" style:family="paragraph" style:parent-style-name="Contents_20_1" style:list-style-name="">
      <style:text-properties style:text-underline-style="solid" style:text-underline-width="auto" style:text-underline-color="font-color"/>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8"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98209163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9"/>
      <text:p text:style-name="P30">(Mám více rozvádět? Ještě to samozřejmě opravím a stylizuju)</text:p>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556825320"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5">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6">(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886153058"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 – o software se zmiňují v další části textu své práce.</text:p>
        </text:list-item>
        <text:list-item>
          <text:p text:style-name="P31">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7">(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40"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1</text:note-citation><text:note-body><text:p text:style-name="Footnote">Dostupný na: http://www.archive.org/</text:p></text:note-body></text:note>.</text:p>
      <text:p text:style-name="P4">(Mám se nějak blíže zabývat InternetArchivem?)</text:p>
      <text:h text:style-name="P27" text:outline-level="2">Dostupnost informací o projektu</text:h>
      <text:p text:style-name="Text_20_body">O projektu WebArchiv se lze dočíst na stránkách Národní digitální knihovny<text:note text:id="ftn42"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10">Projektem WebArchiv se také intenzivně zajímá například Elektronický časopis o informační společnosti – Ikaros<text:note text:id="ftn45"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6</text:note-citation><text:note-body><text:p text:style-name="Footnote">http://www.ndk.cz/narodni-dk</text:p></text:note-body></text:note> nelze nalézt prakticky žádné informace.</text:p>
      <text:p text:style-name="P4">(Nepletu se?)</text:p>
      <text:h text:style-name="P27" text:outline-level="2">Kritéria výběru webových zdrojů<text:span text:style-name="T2"><text:note text:id="ftn47"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3"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14">(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14">(Mám to více rozvádět?)</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14">(Mám to více rozvádět?)</text:span></text:span></text:p>
      <text:h text:style-name="Heading_20_3" text:outline-level="3"><text:span text:style-name="Strong_20_Emphasis">Implementace OAI-PMH pro český WebArchiv</text:span><text:span text:style-name="Strong_20_Emphasis"><text:note text:id="ftn56" text:note-class="footnote"><text:note-citation>56</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p text:style-name="P4">(Skutečně se použil? Stačí to takhle?)</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8" text:note-class="footnote"><text:note-citation>58</text:note-citation><text:note-body><text:p text:style-name="Footnote">Práce dostupná na: http://is.muni.cz/th/49968/fi_m</text:p></text:note-body></text:note></text:span></text:h>
      <text:p text:style-name="Text_20_body">Lukáš MATĚJKA, diplomová práce, 2006.</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59</text:note-citation><text:note-body><text:p text:style-name="Footnote">Práce dostupná na: http://www.webarchiv.cz/files/dokumenty/zpravy/skodova.doc</text:p></text:note-body></text:note></text:span></text:h>
      <text:p text:style-name="Text_20_body">Markéta ŠKODOVÁ, diplomová práce, 2005.</text:p>
      <text:h text:style-name="P27"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2" text:note-class="footnote"><text:note-citation>62</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2">í</text:span><text:span text:style-name="T7"> National and University Library of Iceland. Pro tuto bakalářskou práci je důležitý právě proto, že při převodu ARC do WARC bude snaha minimalizovat počet duplicitních archivovaných souborů.</text:span></text:p>
      <text:p text:style-name="P19">(Ještě rozvedu až ho použiji)</text:p>
      <text:h text:style-name="Heading_20_3" text:outline-level="3">WARC-TOOLS<text:note text:id="ftn63"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4"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65"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19">(Ještě rozvedu až ho použiji, nějaké screenshoty nebo záznamy)</text:p>
      <text:h text:style-name="Heading_20_3" text:outline-level="3"><text:soft-page-break/>NetarchiveSuite<text:note text:id="ftn68"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70" text:note-class="footnote"><text:note-citation>70</text:note-citation><text:note-body><text:p text:style-name="Footnote">http://archive-access.sourceforge.net/projects/nutch/</text:p></text:note-body></text:note></text:h>
      <text:p text:style-name="P21">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9">NutchWAX je součást projektu Nutch</text:span><text:span text:style-name="T9"><text:note text:id="ftn71" text:note-class="footnote"><text:note-citation>71</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19">(Mám být konkrétnější?)</text:p>
      <text:h text:style-name="Heading_20_3" text:outline-level="3">WA ADMIN<text:note text:id="ftn72" text:note-class="footnote"><text:note-citation>72</text:note-citation><text:note-body><text:p text:style-name="Footnote">http://is.muni.cz/th/173018/fi_b/</text:p></text:note-body></text:note></text:h>
      <text:p text:style-name="P14">Vznikl v roce 2009 jako bakalářská práce Adama Brokoše. Slouží jako nástroj pro <text:span text:style-name="T8">správu zdrojů, vydavatelů a smluv WebArchivu. Podrobněji se mu věnuji v části, která se zabývá staršími pracemi na téma WebArchiv.</text:span></text:p>
      <text:p text:style-name="P19">(Mám být konkrétnější?)</text:p>
      <text:h text:style-name="Heading_20_3" text:outline-level="3">WAYBACK<text:note text:id="ftn73" text:note-class="footnote"><text:note-citation>7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text:soft-page-break/>WAXToolbar<text:note text:id="ftn74" text:note-class="footnote"><text:note-citation>74</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9">(Mám být konkrétnější?)</text:p>
      <text:p text:style-name="P20">(Nemůžu dohledat s jakou verzí kompatibilní je.)</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5" text:note-class="footnote"><text:note-citation>75</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6" text:note-class="footnote"><text:note-citation>76</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22">(Mám to nějak více rozvádět, když ho vlastně WebArchiv ani nevyužívá?)</text:p>
      <text:h text:style-name="Heading_20_3" text:outline-level="3">WERA<text:note text:id="ftn77" text:note-class="footnote"><text:note-citation>7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p text:style-name="P19">(Mám být konkrétnější?)</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8" text:note-class="footnote"><text:note-citation>78</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9" text:note-class="footnote"><text:note-citation>79</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6T11:04:15</dc:date>
    <dc:creator>Martin Prokop</dc:creator>
    <meta:editing-duration>P1DT14H46M4S</meta:editing-duration>
    <meta:editing-cycles>621</meta:editing-cycles>
    <meta:document-statistic meta:table-count="1" meta:image-count="0" meta:object-count="0" meta:page-count="33" meta:paragraph-count="444" meta:word-count="5988" meta:character-count="42610"/>
  </office:meta>
</office:document-meta>
</file>